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arter" svg:font-family="charter, Georgia, Cambria, 'Times New Roman', Times, serif"/>
    <style:font-face style:name="fell" svg:font-family="fell, Georgia, Cambria, 'Times New Roman', Times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292929" style:font-name="Times New Roman" fo:font-size="15pt" fo:font-style="normal" fo:font-weight="bold" style:font-size-asian="15pt" style:font-size-complex="15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92929" style:font-name="Times New Roman" fo:font-size="10.5pt" fo:font-style="normal" fo:font-weight="normal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292929" style:font-name="Times New Roman" fo:font-size="20pt" fo:font-style="normal" fo:font-weight="bold" style:font-size-asian="20pt" style:font-size-complex="20p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92929" style:font-name="Times New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292929" style:font-name="Times New Roman" fo:font-size="10.5pt" fo:letter-spacing="normal" fo:font-style="normal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10.5pt" fo:letter-spacing="normal" style:font-size-asian="10.5pt" style:font-weight-asian="normal" style:font-size-complex="10.5pt" style:font-weight-complex="normal"/>
    </style:style>
    <style:style style:name="T2" style:family="text">
      <style:text-properties fo:font-variant="normal" fo:text-transform="none" fo:color="#292929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92929" style:font-name="Times New Roman" fo:font-size="10.5pt" fo:font-style="normal" fo:font-weight="normal" style:font-size-asian="10.5pt" style:font-weight-asian="normal" style:font-size-complex="10.5pt" style:font-weight-complex="normal"/>
    </style:style>
    <style:style style:name="T4" style:family="text">
      <style:text-properties fo:font-variant="normal" fo:text-transform="none" fo:color="#292929" style:font-name="Times New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5" style:family="text">
      <style:text-properties fo:font-variant="normal" fo:text-transform="none" fo:color="#292929" style:font-name="Times New Roman" fo:font-size="10.5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fo:color="#292929" style:font-name="Times New Roman" fo:font-size="10.5pt" fo:letter-spacing="normal" fo:font-style="normal" fo:font-weight="normal" style:font-size-asian="10.5pt" style:font-weight-asian="bold" style:font-size-complex="10.5pt" style:font-weight-complex="bold"/>
    </style:style>
    <style:style style:name="T7" style:family="text">
      <style:text-properties fo:font-variant="normal" fo:text-transform="none" fo:color="#292929" style:font-name="Times New Roman" fo:font-size="10.5pt" fo:letter-spacing="normal" fo:font-style="normal" fo:font-weight="bold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92929" style:font-name="fell" fo:font-size="36pt" fo:font-style="normal" fo:font-weight="normal"/>
    </style:style>
    <style:style style:name="T9" style:family="text">
      <style:text-properties fo:font-variant="normal" fo:text-transform="none" fo:color="#292929" style:font-name="Times New Roman" fo:font-size="36pt" fo:font-style="normal" fo:font-weight="normal"/>
    </style:style>
    <style:style style:name="T10" style:family="text">
      <style:text-properties fo:font-variant="normal" fo:text-transform="none" fo:color="#292929" style:font-name="Times New Roman" fo:font-size="10.5pt" fo:font-style="normal" fo:font-weight="normal" style:font-size-asian="10.5pt" style:font-size-complex="10.5pt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6" text:outline-level="1"><text:bookmark text:name="3048"/>What happens when you type a URL.</text:h>
      <text:p text:style-name="P1">My Investigations Results</text:p>
      <text:p text:style-name="P1"/>
      <text:p text:style-name="P1"/>
      <text:p text:style-name="P2"><text:s text:c="2"/>A. <text:span text:style-name="T11">Typing in googl.com in a web browser:</text:span></text:p>
      <text:p text:style-name="P3"><text:span text:style-name="T3"><text:s text:c="7"/></text:span><text:bookmark text:name="d9fd"/><text:span text:style-name="T4">The browser checks the cache for a DNS record to find the corresponding IP address. DNS is a database that</text:span></text:p>
      <text:p text:style-name="P7"><text:s text:c="7"/>maintains the name of the website (URL) and the particular IP address.</text:p>
      <text:p text:style-name="P7"/>
      <text:p text:style-name="P3"><text:span text:style-name="T4"><text:s/>B. </text:span><text:bookmark text:name="c83c"/><text:span text:style-name="T7">If the requested URL is not in the cache, ISP’s DNS server initiates a DNS query to find the IP address of </text:span></text:p>
      <text:p text:style-name="P8"><text:s text:c="6"/>the server</text:p>
      <text:p text:style-name="P7"/>
      <text:p text:style-name="P3"><text:bookmark text:name="d2421"/><text:span text:style-name="T4"><text:s/>C. </text:span><text:span text:style-name="T7">The browser initiates a TCP connection with the server.</text:span></text:p>
      <text:p text:style-name="P3"><text:s text:c="6"/><text:span text:style-name="T5">Once the browser receives the IP address, it will build a connection with the server.</text:span></text:p>
      <text:p text:style-name="P7"/>
      <text:p text:style-name="P3"><text:span text:style-name="T4"><text:s/>D. </text:span><text:bookmark text:name="8310"/><text:span text:style-name="T7">The browser sends an HTTP request to the webserver.</text:span></text:p>
      <text:p text:style-name="P7"><text:s text:c="6"/>Once the TCP connection is established, the browser will send a GET request asking for google.com web page </text:p>
      <text:p text:style-name="P7"/>
      <text:p text:style-name="P3"><text:span text:style-name="T4"><text:s/>E. </text:span><text:bookmark text:name="cd03"/><text:span text:style-name="T7">The server handles the request and sends back a response.</text:span></text:p>
      <text:p text:style-name="P7"><text:s text:c="6"/>The request handler reads the request, and check what is being</text:p>
      <text:p text:style-name="P4"><text:span text:style-name="T2"><text:s text:c="5"/>requested and response in a particular format (JSON, XML, HTML).</text:span><text:span text:style-name="T2"> </text:span></text:p>
      <text:p text:style-name="P7"/>
      <text:p text:style-name="P3"><text:span text:style-name="T4"><text:s/>F. <text:s text:c="3"/></text:span><text:bookmark text:name="c4c8"/><text:span text:style-name="T7">The server sends out an HTTP response.</text:span></text:p>
      <text:p text:style-name="P3"><text:span text:style-name="T7"><text:s text:c="8"/></text:span><text:span text:style-name="T6">The server response contains the web page you requested</text:span><text:span text:style-name="T7"> </text:span></text:p>
      <text:p text:style-name="P3"><text:span text:style-name="T4"><text:s text:c="38"/></text:span><text:span text:style-name="T1"><text:s/></text:span></text:p>
      <text:p text:style-name="P2"/>
      <text:p text:style-name="P9"><text:s text:c="2"/>References:</text:p>
      <text:p text:style-name="P9"/>
      <text:p text:style-name="P9"><text:s text:c="3"/>Uday, H. (2019) <text:bookmark text:name="1692"/><text:span text:style-name="T10">How the browser renders a web page? — DOM, CSSOM, and Rendering </text:span>Available from: <text:s text:c="2"/>https://medium.com/jspoint/how-the-browser-renders-a-web-page-dom-cssom-and-rendering-df10531c9969[Accessed 18 October 2020]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arter" svg:font-family="charter, Georgia, Cambria, 'Times New Roman', Times, serif"/>
    <style:font-face style:name="fell" svg:font-family="fell, Georgia, Cambria, 'Times New Roman', Times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9T19:05:20.30</meta:creation-date>
    <dc:date>2020-10-19T22:52:14.21</dc:date>
    <meta:editing-duration>PT52M16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9" meta:word-count="199" meta:character-count="1322"/>
  </office:meta>
</office:document-meta>
</file>